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d12dd" officeooo:paragraph-rsid="001d12dd" fo:background-color="#ffff00"/>
    </style:style>
    <style:style style:name="P2" style:family="paragraph" style:parent-style-name="Text_20_body">
      <style:text-properties officeooo:paragraph-rsid="001d12dd" fo:background-color="#ffff00"/>
    </style:style>
    <style:style style:name="P3" style:family="paragraph" style:parent-style-name="Standard">
      <style:text-properties officeooo:rsid="002072cc" officeooo:paragraph-rsid="002072cc" fo:background-color="#ffff00"/>
    </style:style>
    <style:style style:name="P4" style:family="paragraph" style:parent-style-name="Standard">
      <style:text-properties officeooo:paragraph-rsid="00249654" fo:background-color="#ffff00"/>
    </style:style>
    <style:style style:name="P5" style:family="paragraph" style:parent-style-name="Standard">
      <style:text-properties fo:background-color="#ffff00"/>
    </style:style>
    <style:style style:name="P6" style:family="paragraph" style:parent-style-name="Text_20_body">
      <style:text-properties officeooo:rsid="0021fa8a" officeooo:paragraph-rsid="0021fa8a" fo:background-color="#ffff00"/>
    </style:style>
    <style:style style:name="P7" style:family="paragraph" style:parent-style-name="Text_20_body">
      <style:text-properties officeooo:rsid="00249654" officeooo:paragraph-rsid="00249654" fo:background-color="#ffff00"/>
    </style:style>
    <style:style style:name="P8" style:family="paragraph" style:parent-style-name="Text_20_body">
      <style:text-properties officeooo:paragraph-rsid="0021fa8a" fo:background-color="#ffff00"/>
    </style:style>
    <style:style style:name="P9" style:family="paragraph" style:parent-style-name="Text_20_body">
      <style:text-properties fo:background-color="#ffff00"/>
    </style:style>
    <style:style style:name="P10" style:family="paragraph" style:parent-style-name="Heading_20_3">
      <style:text-properties officeooo:rsid="00255d5d" officeooo:paragraph-rsid="00255d5d"/>
    </style:style>
    <style:style style:name="P11" style:family="paragraph" style:parent-style-name="Heading_20_3">
      <style:text-properties officeooo:paragraph-rsid="001ca3be"/>
    </style:style>
    <style:style style:name="P12" style:family="paragraph" style:parent-style-name="Text_20_body">
      <style:text-properties officeooo:paragraph-rsid="001ca3be"/>
    </style:style>
    <style:style style:name="P13" style:family="paragraph" style:parent-style-name="Heading_20_3">
      <style:text-properties officeooo:paragraph-rsid="00260159"/>
    </style:style>
    <style:style style:name="P14" style:family="paragraph" style:parent-style-name="Heading_20_4">
      <style:text-properties officeooo:paragraph-rsid="00260159"/>
    </style:style>
    <style:style style:name="P15" style:family="paragraph" style:parent-style-name="Text_20_body">
      <style:text-properties officeooo:paragraph-rsid="00260159"/>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fo:background-color="#ffff00" style:font-weight-asian="bold" style:font-weight-complex="bold"/>
    </style:style>
    <style:style style:name="P18" style:family="paragraph" style:parent-style-name="Standard">
      <style:text-properties fo:font-weight="normal" officeooo:rsid="001ca3be" officeooo:paragraph-rsid="00237a02" fo:background-color="#ffff00" style:font-weight-asian="normal" style:font-weight-complex="normal"/>
    </style:style>
    <style:style style:name="P19" style:family="paragraph" style:parent-style-name="Subtitle">
      <style:text-properties fo:font-size="16pt" officeooo:paragraph-rsid="001ca3be" style:font-size-asian="16pt" style:font-size-complex="16pt"/>
    </style:style>
    <style:style style:name="P20" style:family="paragraph" style:parent-style-name="Text_20_body">
      <style:text-properties style:text-underline-style="solid" style:text-underline-width="auto" style:text-underline-color="font-color" fo:font-weight="normal" officeooo:rsid="00249654" officeooo:paragraph-rsid="00249654" fo:background-color="#ffff00" style:font-weight-asian="normal" style:font-weight-complex="normal"/>
    </style:style>
    <style:style style:name="P21" style:family="paragraph" style:parent-style-name="Text_20_body">
      <style:text-properties officeooo:paragraph-rsid="002a685a"/>
    </style:style>
    <style:style style:name="P22" style:family="paragraph" style:parent-style-name="Text_20_body">
      <style:text-properties officeooo:paragraph-rsid="002bd8d2"/>
    </style:style>
    <style:style style:name="P23" style:family="paragraph" style:parent-style-name="Text_20_body">
      <style:text-properties officeooo:paragraph-rsid="002c5b8d"/>
    </style:style>
    <style:style style:name="P24" style:family="paragraph" style:parent-style-name="Text_20_body">
      <style:text-properties officeooo:paragraph-rsid="002d775d"/>
    </style:style>
    <style:style style:name="P25" style:family="paragraph" style:parent-style-name="Heading_20_1">
      <style:text-properties officeooo:rsid="001d12dd" officeooo:paragraph-rsid="001d12dd" fo:background-color="#ffff00"/>
    </style:style>
    <style:style style:name="P26" style:family="paragraph" style:parent-style-name="Heading_20_1">
      <style:text-properties fo:background-color="#ffff00"/>
    </style:style>
    <style:style style:name="P27" style:family="paragraph" style:parent-style-name="Heading_20_2">
      <style:paragraph-properties fo:text-align="center" style:justify-single-word="false"/>
    </style:style>
    <style:style style:name="P28" style:family="paragraph" style:parent-style-name="Heading_20_2">
      <style:text-properties officeooo:rsid="00255d5d" officeooo:paragraph-rsid="00255d5d"/>
    </style:style>
    <style:style style:name="P29" style:family="paragraph" style:parent-style-name="Heading_20_2">
      <style:text-properties officeooo:paragraph-rsid="001ca3be"/>
    </style:style>
    <style:style style:name="P30" style:family="paragraph" style:parent-style-name="Heading_20_2">
      <style:text-properties style:text-underline-style="solid" style:text-underline-width="auto" style:text-underline-color="font-color" fo:font-weight="normal" officeooo:rsid="0021fa8a" officeooo:paragraph-rsid="00249654" fo:background-color="#ffff00" style:font-weight-asian="normal" style:font-weight-complex="normal"/>
    </style:style>
    <style:style style:name="P31" style:family="paragraph" style:parent-style-name="Heading_20_2">
      <style:text-properties style:text-underline-style="solid" style:text-underline-width="auto" style:text-underline-color="font-color" fo:font-weight="normal" fo:background-color="#ffff00" style:font-weight-asian="normal" style:font-weight-complex="normal"/>
    </style:style>
    <style:style style:name="P32" style:family="paragraph" style:parent-style-name="Text_20_body" style:list-style-name="L1"/>
    <style:style style:name="P33" style:family="paragraph" style:parent-style-name="Text_20_body" style:list-style-name="L1">
      <style:paragraph-properties fo:margin-top="0cm" fo:margin-bottom="0cm" style:contextual-spacing="false"/>
    </style:style>
    <style:style style:name="P34" style:family="paragraph" style:parent-style-name="Text_20_body" style:list-style-name="L2"/>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3"/>
    <style:style style:name="P37" style:family="paragraph" style:parent-style-name="Text_20_body" style:list-style-name="L3">
      <style:paragraph-properties fo:margin-top="0cm" fo:margin-bottom="0cm" style:contextual-spacing="false"/>
      <style:text-properties officeooo:paragraph-rsid="0029013e"/>
    </style:style>
    <style:style style:name="P38" style:family="paragraph" style:parent-style-name="Text_20_body" style:list-style-name="L3">
      <style:paragraph-properties fo:margin-top="0cm" fo:margin-bottom="0cm" style:contextual-spacing="false"/>
    </style:style>
    <style:style style:name="P39" style:family="paragraph" style:parent-style-name="Text_20_body" style:list-style-name="L4"/>
    <style:style style:name="P40" style:family="paragraph" style:parent-style-name="Text_20_body" style:list-style-name="L4">
      <style:paragraph-properties fo:margin-top="0cm" fo:margin-bottom="0cm" style:contextual-spacing="false"/>
    </style:style>
    <style:style style:name="P41" style:family="paragraph" style:parent-style-name="Text_20_body" style:list-style-name="L5"/>
    <style:style style:name="P42" style:family="paragraph" style:parent-style-name="Text_20_body" style:list-style-name="L5">
      <style:paragraph-properties fo:margin-top="0cm" fo:margin-bottom="0cm" style:contextual-spacing="false"/>
    </style:style>
    <style:style style:name="P43" style:family="paragraph" style:parent-style-name="Text_20_body" style:list-style-name="L6"/>
    <style:style style:name="P44" style:family="paragraph" style:parent-style-name="Text_20_body" style:list-style-name="L6">
      <style:paragraph-properties fo:margin-top="0cm" fo:margin-bottom="0cm" style:contextual-spacing="false"/>
    </style:style>
    <style:style style:name="P45" style:family="paragraph" style:parent-style-name="Text_20_body" style:list-style-name="L7"/>
    <style:style style:name="P46" style:family="paragraph" style:parent-style-name="Text_20_body" style:list-style-name="L7">
      <style:paragraph-properties fo:margin-top="0cm" fo:margin-bottom="0cm" style:contextual-spacing="false"/>
    </style:style>
    <style:style style:name="P47" style:family="paragraph" style:parent-style-name="Text_20_body" style:list-style-name="L8"/>
    <style:style style:name="P48" style:family="paragraph" style:parent-style-name="Text_20_body" style:list-style-name="L8">
      <style:paragraph-properties fo:margin-top="0cm" fo:margin-bottom="0cm" style:contextual-spacing="false"/>
    </style:style>
    <style:style style:name="P49" style:family="paragraph" style:parent-style-name="Text_20_body" style:list-style-name="L9"/>
    <style:style style:name="P50" style:family="paragraph" style:parent-style-name="Text_20_body" style:list-style-name="L9">
      <style:paragraph-properties fo:margin-top="0cm" fo:margin-bottom="0cm" style:contextual-spacing="false"/>
    </style:style>
    <style:style style:name="P51" style:family="paragraph" style:parent-style-name="Text_20_body" style:list-style-name="L10"/>
    <style:style style:name="P52" style:family="paragraph" style:parent-style-name="Text_20_body" style:list-style-name="L10">
      <style:paragraph-properties fo:margin-top="0cm" fo:margin-bottom="0cm" style:contextual-spacing="false"/>
    </style:style>
    <style:style style:name="P53" style:family="paragraph" style:parent-style-name="Text_20_body" style:list-style-name="L11"/>
    <style:style style:name="P54" style:family="paragraph" style:parent-style-name="Text_20_body" style:list-style-name="L11">
      <style:paragraph-properties fo:margin-top="0cm" fo:margin-bottom="0cm" style:contextual-spacing="false"/>
    </style:style>
    <style:style style:name="P55" style:family="paragraph" style:parent-style-name="Text_20_body" style:list-style-name="L12"/>
    <style:style style:name="P56" style:family="paragraph" style:parent-style-name="Text_20_body" style:list-style-name="L12">
      <style:paragraph-properties fo:margin-top="0cm" fo:margin-bottom="0cm" style:contextual-spacing="false"/>
    </style:style>
    <style:style style:name="P57" style:family="paragraph" style:parent-style-name="Text_20_body" style:list-style-name="L13"/>
    <style:style style:name="P58" style:family="paragraph" style:parent-style-name="Text_20_body" style:list-style-name="L13">
      <style:paragraph-properties fo:margin-top="0cm" fo:margin-bottom="0cm" style:contextual-spacing="false"/>
    </style:style>
    <style:style style:name="P59" style:family="paragraph" style:parent-style-name="Text_20_body" style:list-style-name="L14"/>
    <style:style style:name="P60" style:family="paragraph" style:parent-style-name="Text_20_body" style:list-style-name="L14">
      <style:paragraph-properties fo:margin-top="0cm" fo:margin-bottom="0cm" style:contextual-spacing="false"/>
    </style:style>
    <style:style style:name="P61" style:family="paragraph" style:parent-style-name="Text_20_body" style:list-style-name="L15"/>
    <style:style style:name="P62" style:family="paragraph" style:parent-style-name="Text_20_body" style:list-style-name="L15">
      <style:paragraph-properties fo:margin-top="0cm" fo:margin-bottom="0cm" style:contextual-spacing="false"/>
    </style:style>
    <style:style style:name="P63" style:family="paragraph" style:parent-style-name="Text_20_body" style:list-style-name="L16"/>
    <style:style style:name="P64" style:family="paragraph" style:parent-style-name="Text_20_body" style:list-style-name="L16">
      <style:paragraph-properties fo:margin-top="0cm" fo:margin-bottom="0cm" style:contextual-spacing="false"/>
    </style:style>
    <style:style style:name="P65" style:family="paragraph" style:parent-style-name="Text_20_body" style:list-style-name="L17">
      <style:paragraph-properties fo:margin-top="0cm" fo:margin-bottom="0cm" style:contextual-spacing="false"/>
    </style:style>
    <style:style style:name="P66" style:family="paragraph" style:parent-style-name="Text_20_body" style:list-style-name="L18"/>
    <style:style style:name="P67" style:family="paragraph" style:parent-style-name="Text_20_body" style:list-style-name="L18">
      <style:paragraph-properties fo:margin-top="0cm" fo:margin-bottom="0cm" style:contextual-spacing="false"/>
    </style:style>
    <style:style style:name="P68" style:family="paragraph" style:parent-style-name="Text_20_body" style:list-style-name="L19"/>
    <style:style style:name="P69" style:family="paragraph" style:parent-style-name="Text_20_body" style:list-style-name="L19">
      <style:paragraph-properties fo:margin-top="0cm" fo:margin-bottom="0cm" style:contextual-spacing="false"/>
    </style:style>
    <style:style style:name="P70" style:family="paragraph" style:parent-style-name="Text_20_body" style:list-style-name="L20">
      <style:paragraph-properties fo:margin-top="0cm" fo:margin-bottom="0cm" style:contextual-spacing="false"/>
    </style:style>
    <style:style style:name="P71" style:family="paragraph" style:parent-style-name="Text_20_body" style:list-style-name="L22">
      <style:paragraph-properties fo:margin-top="0cm" fo:margin-bottom="0cm" style:contextual-spacing="false"/>
    </style:style>
    <style:style style:name="P72" style:family="paragraph" style:parent-style-name="Text_20_body" style:list-style-name="L23"/>
    <style:style style:name="P73" style:family="paragraph" style:parent-style-name="Text_20_body" style:list-style-name="L25">
      <style:paragraph-properties fo:margin-top="0cm" fo:margin-bottom="0cm" style:contextual-spacing="false"/>
    </style:style>
    <style:style style:name="P74" style:family="paragraph" style:parent-style-name="Text_20_body" style:list-style-name="L26">
      <style:paragraph-properties fo:margin-top="0cm" fo:margin-bottom="0cm" style:contextual-spacing="false"/>
    </style:style>
    <style:style style:name="P75" style:family="paragraph" style:parent-style-name="Text_20_body" style:list-style-name="L27">
      <style:paragraph-properties fo:margin-top="0cm" fo:margin-bottom="0cm" style:contextual-spacing="false"/>
    </style:style>
    <style:style style:name="P76" style:family="paragraph" style:parent-style-name="Text_20_body" style:list-style-name="L28">
      <style:paragraph-properties fo:margin-top="0cm" fo:margin-bottom="0cm" style:contextual-spacing="false"/>
    </style:style>
    <style:style style:name="P77" style:family="paragraph" style:parent-style-name="Text_20_body" style:list-style-name="L29">
      <style:paragraph-properties fo:margin-top="0cm" fo:margin-bottom="0cm" style:contextual-spacing="false"/>
    </style:style>
    <style:style style:name="P78" style:family="paragraph" style:parent-style-name="Text_20_body" style:list-style-name="L30"/>
    <style:style style:name="P79" style:family="paragraph" style:parent-style-name="Text_20_body" style:list-style-name="L32">
      <style:paragraph-properties fo:margin-top="0cm" fo:margin-bottom="0cm" style:contextual-spacing="false"/>
    </style:style>
    <style:style style:name="P80" style:family="paragraph" style:parent-style-name="Text_20_body" style:list-style-name="L33">
      <style:paragraph-properties fo:margin-top="0cm" fo:margin-bottom="0cm" style:contextual-spacing="false"/>
    </style:style>
    <style:style style:name="P81" style:family="paragraph" style:parent-style-name="Text_20_body" style:list-style-name="L34">
      <style:paragraph-properties fo:margin-top="0cm" fo:margin-bottom="0cm" style:contextual-spacing="false"/>
    </style:style>
    <style:style style:name="P82" style:family="paragraph" style:parent-style-name="Text_20_body" style:list-style-name="L35">
      <style:paragraph-properties fo:margin-top="0cm" fo:margin-bottom="0cm" style:contextual-spacing="false"/>
    </style:style>
    <style:style style:name="P83" style:family="paragraph" style:parent-style-name="Text_20_body" style:list-style-name="L36"/>
    <style:style style:name="T1" style:family="text">
      <style:text-properties fo:font-weight="bold" style:font-weight-asian="bold" style:font-weight-complex="bold"/>
    </style:style>
    <style:style style:name="T2" style:family="text">
      <style:text-properties officeooo:rsid="001ca3be"/>
    </style:style>
    <style:style style:name="T3" style:family="text">
      <style:text-properties officeooo:rsid="001d12dd"/>
    </style:style>
    <style:style style:name="T4" style:family="text">
      <style:text-properties officeooo:rsid="001f2fc0"/>
    </style:style>
    <style:style style:name="T5" style:family="text">
      <style:text-properties officeooo:rsid="0021fa8a"/>
    </style:style>
    <style:style style:name="T6" style:family="text">
      <style:text-properties fo:font-weight="normal" style:font-weight-asian="normal" style:font-weight-complex="normal"/>
    </style:style>
    <style:style style:name="T7" style:family="text">
      <style:text-properties fo:font-weight="normal" officeooo:rsid="0021fa8a" style:font-weight-asian="normal" style:font-weight-complex="normal"/>
    </style:style>
    <style:style style:name="T8" style:family="text">
      <style:text-properties fo:font-weight="normal" officeooo:rsid="00237a02" style:font-weight-asian="normal" style:font-weight-complex="normal"/>
    </style:style>
    <style:style style:name="T9" style:family="text">
      <style:text-properties officeooo:rsid="00237a02"/>
    </style:style>
    <style:style style:name="T10" style:family="text">
      <style:text-properties officeooo:rsid="00255d5d"/>
    </style:style>
    <style:style style:name="T11" style:family="text">
      <style:text-properties officeooo:rsid="002a685a"/>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GYM</text:p>
      <text:p text:style-name="P19"><text:span text:style-name="T2">The first decentralized gym network. Powered by</text:span> <text:span text:style-name="T2">an unstoppable </text:span>community</text:p>
      <text:p text:style-name="P16"/>
      <text:h text:style-name="P27" text:outline-level="2">Introduction</text:h>
      <text:p text:style-name="P21">The fitness industry is currently faced with numerous challenges, ranging from rigid membership models to limited accessibility and transparency. Traditional gym memberships are often inflexible, geographically constrained, and fail to provide the level of user engagement and rewards that modern consumers expect. DeGym DAO aims to address these inefficiencies <text:span text:style-name="T11">and to revolutionize the fitness industry</text:span> by leveraging Distributed Ledger Technology (DLT) and Non-Fungible Tokens (NFTs) to create a decentralized, transparent, and user-centric gym access ecosystem. </text:p>
      <text:p text:style-name="P21">This document outlines the mission, vision, technical architecture, and operational details of DeGym DAO, highlighting how it benefits consumers, gym providers, and stakers.</text:p>
      <text:h text:style-name="P27" text:outline-level="2">Problem Statement</text:h>
      <text:h text:style-name="Heading_20_3" text:outline-level="3">Market Inefficiencies</text:h>
      <text:p text:style-name="Text_20_body">The current gym membership model presents several issues:</text:p>
      <text:section text:style-name="Sect1" text:name="Section2">
        <text:list xml:id="list772033817" text:style-name="L1">
          <text:list-item>
            <text:p text:style-name="P33"><text:span text:style-name="Strong_20_Emphasis">Inflexibility</text:span>: Traditional memberships often lock users into long-term contracts with limited options for upgrading or downgrading.</text:p>
          </text:list-item>
          <text:list-item>
            <text:p text:style-name="P33"><text:span text:style-name="Strong_20_Emphasis">Geographical Constraints</text:span>: Users are typically restricted to a single gym or chain, limiting their ability to access diverse fitness facilities.</text:p>
          </text:list-item>
          <text:list-item>
            <text:p text:style-name="P33"><text:span text:style-name="Strong_20_Emphasis">Lack of Engagement</text:span>: Existing systems do not incentivize regular usage or provide meaningful rewards for gym attendance.</text:p>
          </text:list-item>
          <text:list-item>
            <text:p text:style-name="P32"><text:span text:style-name="Strong_20_Emphasis">Transparency Issues</text:span>: There is a lack of transparency in how membership fees are utilized and distributed among stakeholders.</text:p>
          </text:list-item>
        </text:list>
      </text:section>
      <text:h text:style-name="P27" text:outline-level="2">Purpose</text:h>
      <text:section text:style-name="Sect1" text:name="Section1">
        <text:h text:style-name="Heading_20_3" text:outline-level="3">Mission</text:h>
        <text:p text:style-name="Text_20_body">DeGym DAO aims to revolutionize the fitness industry by creating a decentralized, transparent, and user-centric gym access ecosystem. The mission is to empower gym users with seamless access to a <text:span text:style-name="T10">decentralized</text:span> network of gyms worldwide, while also providing gym partners and stakers with fair and incentivized economic opportunities.</text:p>
        <text:h text:style-name="Heading_20_3" text:outline-level="3">Vision</text:h>
        <text:p text:style-name="Text_20_body">The vision of DeGym DAO is to establish a global community where fitness enthusiasts can freely access any gym facility without the constraints of traditional membership models. By fostering a system of shared economic benefits, DeGym DAO envisions a future where the boundaries of physical and financial access to fitness are eliminated, making health and wellness more accessible and aligned with modern digital lifestyles. It seamlessly connects <text:soft-page-break/>gym providers with consumers, enhancing gym engagement and experience.</text:p>
      </text:section>
      <text:h text:style-name="Heading_20_1" text:outline-level="1">Project Overview</text:h>
      <text:h text:style-name="Heading_20_3" text:outline-level="3">Abstract</text:h>
      <text:p text:style-name="P22">DeGym DAO provides a decentralized platform for managing gym access and rewards using DLT enhanced with smart contracts. The platform connects gym providers with consumers, enabling seamless access to a global network of fitness facilities through NFT-based vouchers. This system incentivizes both gym usage and staking, ensuring fair economic opportunities for all participants. </text:p>
      <text:p text:style-name="P24">Users can purchase vouchers for gym access, while providers can offer services to boost revenue. The system ensures fairness and incentivizes participation through a robust reward mechanism. By integrating an oracle for price data and smart contract triggers, the platform ensures fair and timely rewards for stakers. </text:p>
      <text:h text:style-name="Heading_20_3" text:outline-level="3">Vision and Objectives</text:h>
      <text:h text:style-name="Heading_20_4" text:outline-level="4">Vision</text:h>
      <text:p text:style-name="P23">To create a global, decentralized fitness community where users can freely access any gym facility without geographical or financial constraints. DeGym DAO aims to foster a system of shared economic benefits, promote a healthier lifestyle globally, enhancing the overall fitness experience for both consumers and providers.</text:p>
      <text:h text:style-name="Heading_20_4" text:outline-level="4">Objectives</text:h>
      <text:list xml:id="list650853564" text:style-name="L2">
        <text:list-item>
          <text:p text:style-name="P35"><text:span text:style-name="Strong_20_Emphasis">Simplify Gym Access</text:span>: Enable users to effortlessly access gyms through NFTs and staking.</text:p>
        </text:list-item>
        <text:list-item>
          <text:p text:style-name="P35"><text:span text:style-name="Strong_20_Emphasis">Technological Advancements</text:span>: Continuously integrate the latest DLT and fitness technology to enhance user experiences and operational efficiency.</text:p>
        </text:list-item>
        <text:list-item>
          <text:p text:style-name="P35"><text:span text:style-name="Strong_20_Emphasis">Community Development</text:span>: Build a robust community of fitness enthusiasts, gym providers, and investors actively involved in governance and promotion of the DAO. Implement gamification and badges to motivate and reward users for their fitness activities.</text:p>
        </text:list-item>
        <text:list-item>
          <text:p text:style-name="P35"><text:span text:style-name="Strong_20_Emphasis">Global Network Expansion</text:span>: Expand the network of participating gyms to include facilities in every major city around the world, ensuring gym access is as universal and seamless as possible engaging for a wider audience, regardless of their location.</text:p>
        </text:list-item>
        <text:list-item>
          <text:p text:style-name="P34"><text:span text:style-name="Strong_20_Emphasis">Sustainable Rewarding Ecosystem</text:span>: Create a system where both gym providers and consumers benefit through rewards and incentives.</text:p>
        </text:list-item>
      </text:list>
      <text:h text:style-name="P28" text:outline-level="2">Technology and Product Description</text:h>
      <text:h text:style-name="Heading_20_3" text:outline-level="3">Technology Stack</text:h>
      <text:p text:style-name="Text_20_body">DeGym DAO leverages the following technologies to create a robust and scalable platform:</text:p>
      <text:list xml:id="list4133195305" text:style-name="L3">
        <text:list-item>
          <text:p text:style-name="P37"><text:span text:style-name="Strong_20_Emphasis">DLT</text:span>: The core of the platform is built on a distributed ledger technology network, ensuring transparency, security, and immutability of all transactions.</text:p>
        </text:list-item>
        <text:list-item>
          <text:p text:style-name="P38"><text:span text:style-name="Strong_20_Emphasis">Smart Contracts</text:span>: Manage voucher issuance, gym check-ins, and reward distribution.</text:p>
        </text:list-item>
        <text:list-item>
          <text:p text:style-name="P38"><text:soft-page-break/><text:span text:style-name="Strong_20_Emphasis">Non-Fungible Tokens (NFTs)</text:span>: Unique digital assets that represent gym access vouchers, allowing for flexible and tradable memberships.</text:p>
        </text:list-item>
        <text:list-item>
          <text:p text:style-name="P38"><text:span text:style-name="Strong_20_Emphasis">Oracles</text:span>: Used to provide price data and trigger smart contracts for rewarding stakers every midnight of each timezone.</text:p>
        </text:list-item>
        <text:list-item>
          <text:p text:style-name="P36"><text:span text:style-name="Strong_20_Emphasis">Mobile and Web DApp</text:span>: A user-friendly decentralized application for both mobile and web platforms, enabling seamless access and management of gym memberships.</text:p>
        </text:list-item>
      </text:list>
      <text:h text:style-name="P10" text:outline-level="3">Product or Platform</text:h>
      <text:p text:style-name="Text_20_body">The DeGym platform consists of several key components:</text:p>
      <text:list xml:id="list2498825317" text:style-name="L4">
        <text:list-item>
          <text:p text:style-name="P40"><text:span text:style-name="Strong_20_Emphasis">NFT Vouchers</text:span>: Digital certificates representing membership in various gyms within the network. These vouchers are secure, verifiable, and tradable.</text:p>
        </text:list-item>
        <text:list-item>
          <text:p text:style-name="P40"><text:span text:style-name="Strong_20_Emphasis">Consumer Portal</text:span>: Allows users to purchase, manage, and upgrade their NFT vouchers, track their gym visits, and participate in reward programs.</text:p>
        </text:list-item>
        <text:list-item>
          <text:p text:style-name="P40"><text:span text:style-name="Strong_20_Emphasis">Provider Portal</text:span>: Enables gyms to join the DeGym network, set their check-in payments, and manage their staking commitments.</text:p>
        </text:list-item>
        <text:list-item>
          <text:p text:style-name="P40"><text:span text:style-name="Strong_20_Emphasis">Staking Dashboard</text:span>: Provides stakers with the tools to lock their DGYM tokens, monitor their rewards, and participate in governance decisions.</text:p>
        </text:list-item>
        <text:list-item>
          <text:p text:style-name="P39"><text:span text:style-name="Strong_20_Emphasis">Smart Contract System</text:span>: Automates the validation of gym visits, payment transactions, and reward distributions, ensuring a secure and efficient ecosystem.</text:p>
        </text:list-item>
      </text:list>
      <text:h text:style-name="P29" text:outline-level="2" text:is-list-header="true">Tokenomics</text:h>
      <text:h text:style-name="Heading_20_3" text:outline-level="3">Token Utility</text:h>
      <text:p text:style-name="Text_20_body">The $DGYM token is the native utility token of the DeGym platform. It serves multiple purposes within the ecosystem:</text:p>
      <text:list xml:id="list4176426760" text:style-name="L5">
        <text:list-item>
          <text:p text:style-name="P42"><text:span text:style-name="Strong_20_Emphasis">Gym Access</text:span>: Users purchase NFT-based gym vouchers using $DGYM tokens, granting them access to a network of gyms.</text:p>
        </text:list-item>
        <text:list-item>
          <text:p text:style-name="P42"><text:span text:style-name="Strong_20_Emphasis">Staking</text:span>: Users can stake $DGYM tokens to earn rewards based on gym usage and inactivity.</text:p>
        </text:list-item>
        <text:list-item>
          <text:p text:style-name="P42"><text:span text:style-name="Strong_20_Emphasis">Governance</text:span>: $DGYM token holders have voting rights, allowing them to participate in governance decisions regarding the platform's future.</text:p>
        </text:list-item>
        <text:list-item>
          <text:p text:style-name="P41"><text:span text:style-name="Strong_20_Emphasis">Rewards</text:span>: Both gym providers and users receive rewards in $DGYM tokens for participating in the ecosystem.</text:p>
        </text:list-item>
      </text:list>
      <text:h text:style-name="Heading_20_3" text:outline-level="3">Distribution and Allocation</text:h>
      <text:p text:style-name="Text_20_body">The total supply of $DGYM tokens is 1,000,000,000. The distribution is structured to ensure fairness and support the long-term growth of the DeGym ecosystem:</text:p>
      <text:list xml:id="list1824191681" text:style-name="L6">
        <text:list-item>
          <text:p text:style-name="P44"><text:span text:style-name="Strong_20_Emphasis">Community Rewards</text:span>: 40% - Incentives for users and providers to encourage engagement and participation.</text:p>
        </text:list-item>
        <text:list-item>
          <text:p text:style-name="P44"><text:span text:style-name="Strong_20_Emphasis">Development Fund</text:span>: 25% - Funding for ongoing development and technological advancements.</text:p>
        </text:list-item>
        <text:list-item>
          <text:p text:style-name="P44"><text:span text:style-name="Strong_20_Emphasis">Founding Team</text:span>: 20% - Allocated to the founding team for their contributions and ongoing efforts.</text:p>
        </text:list-item>
        <text:list-item>
          <text:p text:style-name="P44"><text:soft-page-break/><text:span text:style-name="Strong_20_Emphasis">Advisors and Partners</text:span>: 10% - For strategic partnerships and advisory roles.</text:p>
        </text:list-item>
        <text:list-item>
          <text:p text:style-name="P43"><text:span text:style-name="Strong_20_Emphasis">Marketing and Growth</text:span>: 5% - Budget for marketing campaigns and growth initiatives.</text:p>
        </text:list-item>
      </text:list>
      <text:h text:style-name="P11" text:outline-level="3">Token Sale</text:h>
      <text:p text:style-name="Text_20_body">For projects conducting a token sale or Initial Coin Offering (ICO), specific details about the sale, including timings, pricing, and the process for participation, will be provided to ensure transparency and accessibility for potential investors.</text:p>
      <text:h text:style-name="P29" text:outline-level="2">Market Analysis</text:h>
      <text:h text:style-name="Heading_20_3" text:outline-level="3">Target Market</text:h>
      <text:p text:style-name="Text_20_body">DeGym DAO aims to serve the following primary audiences:</text:p>
      <text:list xml:id="list2219978572" text:style-name="L7">
        <text:list-item>
          <text:p text:style-name="P46"><text:span text:style-name="Strong_20_Emphasis">Gym Consumers</text:span>: Fitness enthusiasts looking for flexible, cost-effective, and geographically diverse gym access.</text:p>
        </text:list-item>
        <text:list-item>
          <text:p text:style-name="P46"><text:span text:style-name="Strong_20_Emphasis">Gym Providers</text:span>: Fitness centers, studios, and wellness service providers seeking to increase their customer base and revenue.</text:p>
        </text:list-item>
        <text:list-item>
          <text:p text:style-name="P45"><text:span text:style-name="Strong_20_Emphasis">Stakers and Investors</text:span>: Individuals interested in earning passive income through staking $DGYM tokens and participating in the governance of a decentralized ecosystem.</text:p>
        </text:list-item>
      </text:list>
      <text:h text:style-name="Heading_20_3" text:outline-level="3">Competitive Analysis</text:h>
      <text:p text:style-name="Text_20_body">The fitness industry is competitive, with traditional gym memberships, fitness apps, and other decentralized fitness platforms. DeGym DAO's unique selling points include:</text:p>
      <text:list xml:id="list4043038857" text:style-name="L8">
        <text:list-item>
          <text:p text:style-name="P48"><text:span text:style-name="Strong_20_Emphasis">Flexible Gym Access</text:span>: Unlike traditional memberships, DeGym offers NFT-based vouchers that can be used across a global network of gyms.</text:p>
        </text:list-item>
        <text:list-item>
          <text:p text:style-name="P48"><text:span text:style-name="Strong_20_Emphasis">Incentivized Engagement</text:span>: Users and providers are rewarded for participation, promoting higher engagement and satisfaction.</text:p>
        </text:list-item>
        <text:list-item>
          <text:p text:style-name="P48"><text:span text:style-name="Strong_20_Emphasis">Transparency and Security</text:span>: The use of blockchain technology ensures transparent and secure transactions, building trust within the community.</text:p>
        </text:list-item>
        <text:list-item>
          <text:p text:style-name="P47"><text:span text:style-name="Strong_20_Emphasis">Decentralized Governance</text:span>: Token holders have a say in the platform's development and decision-making processes, fostering a sense of ownership and community.</text:p>
        </text:list-item>
      </text:list>
      <text:h text:style-name="Heading_20_2" text:outline-level="2" text:is-list-header="true">Roadmap</text:h>
      <text:h text:style-name="Heading_20_3" text:outline-level="3">Development Stages</text:h>
      <text:p text:style-name="Text_20_body">DeGym DAO's roadmap outlines the key stages of development, highlighting past milestones and future planned updates:</text:p>
      <text:list xml:id="list1334208510" text:style-name="L9">
        <text:list-item>
          <text:p text:style-name="P50"><text:span text:style-name="Strong_20_Emphasis">Q1 2024</text:span>: Concept Development and Initial Whitepaper Release</text:p>
        </text:list-item>
        <text:list-item>
          <text:p text:style-name="P50"><text:span text:style-name="Strong_20_Emphasis">Q2 2024</text:span>: Platform Prototype and Initial Token Distribution</text:p>
        </text:list-item>
        <text:list-item>
          <text:p text:style-name="P50"><text:span text:style-name="Strong_20_Emphasis">Q3 2024</text:span>: Beta Launch of DeGym Platform and Early Adopter Program</text:p>
        </text:list-item>
        <text:list-item>
          <text:p text:style-name="P50"><text:span text:style-name="Strong_20_Emphasis">Q4 2024</text:span>: Official Launch of DeGym Platform and Marketing Campaign</text:p>
        </text:list-item>
        <text:list-item>
          <text:p text:style-name="P50"><text:span text:style-name="Strong_20_Emphasis">Q1 2025</text:span>: Expansion of Gym Network and Integration of Advanced Features</text:p>
        </text:list-item>
        <text:list-item>
          <text:p text:style-name="P50"><text:span text:style-name="Strong_20_Emphasis">Q2 2025</text:span>: Launch of Staking Dashboard and Governance Mechanisms</text:p>
        </text:list-item>
        <text:list-item>
          <text:p text:style-name="P50"><text:span text:style-name="Strong_20_Emphasis">Q3 2025</text:span>: Global Expansion and Strategic Partnerships</text:p>
        </text:list-item>
        <text:list-item>
          <text:p text:style-name="P49"><text:soft-page-break/><text:span text:style-name="Strong_20_Emphasis">Q4 2025</text:span>: Continuous Improvement and Community Engagement Initiatives</text:p>
        </text:list-item>
      </text:list>
      <text:h text:style-name="P11" text:outline-level="3">Goals and Timelines</text:h>
      <text:p text:style-name="Text_20_body">Each stage of the roadmap is associated with specific goals and timelines to ensure the project's progress and success:</text:p>
      <text:list xml:id="list220067171" text:style-name="L10">
        <text:list-item>
          <text:p text:style-name="P52"><text:span text:style-name="Strong_20_Emphasis">Platform Prototype</text:span>: Develop and test the initial prototype to gather feedback from early adopters and stakeholders.</text:p>
        </text:list-item>
        <text:list-item>
          <text:p text:style-name="P52"><text:span text:style-name="Strong_20_Emphasis">Beta Launch</text:span>: Release a beta version of the platform to a select group of users for real-world testing and improvements.</text:p>
        </text:list-item>
        <text:list-item>
          <text:p text:style-name="P52"><text:span text:style-name="Strong_20_Emphasis">Official Launch</text:span>: Launch the fully functional DeGym platform with comprehensive features and marketing support to attract users and providers.</text:p>
        </text:list-item>
        <text:list-item>
          <text:p text:style-name="P52"><text:span text:style-name="Strong_20_Emphasis">Global Expansion</text:span>: Continuously expand the network of participating gyms and fitness centers to ensure widespread access and adoption.</text:p>
        </text:list-item>
        <text:list-item>
          <text:p text:style-name="P51"><text:span text:style-name="Strong_20_Emphasis">Community Engagement</text:span>: Foster a strong community of users, providers, and stakers through regular updates, rewards, and governance participation.</text:p>
        </text:list-item>
      </text:list>
      <text:h text:style-name="P29" text:outline-level="2">Business Strategy</text:h>
      <text:h text:style-name="Heading_20_3" text:outline-level="3">Go-to-Market Strategy</text:h>
      <text:p text:style-name="Text_20_body">DeGym DAO's go-to-market strategy focuses on attracting initial users, building a strong community, and establishing strategic partnerships. Key components include:</text:p>
      <text:list xml:id="list1146996994" text:style-name="L11">
        <text:list-item>
          <text:p text:style-name="P54"><text:span text:style-name="Strong_20_Emphasis">Marketing Campaigns</text:span>: Launch targeted marketing campaigns to raise awareness about DeGym's benefits and attract fitness enthusiasts.</text:p>
        </text:list-item>
        <text:list-item>
          <text:p text:style-name="P54"><text:span text:style-name="Strong_20_Emphasis">Community Building</text:span>: Engage with fitness communities through social media, forums, and events to build a loyal user base.</text:p>
        </text:list-item>
        <text:list-item>
          <text:p text:style-name="P54"><text:span text:style-name="Strong_20_Emphasis">Partnerships</text:span>: Collaborate with gyms, fitness studios, and wellness service providers to expand the network and offer diverse options to users.</text:p>
        </text:list-item>
        <text:list-item>
          <text:p text:style-name="P53"><text:span text:style-name="Strong_20_Emphasis">Incentives and Rewards</text:span>: Offer incentives and rewards for early adopters, gym providers, and stakers to encourage participation and growth.</text:p>
        </text:list-item>
      </text:list>
      <text:h text:style-name="P11" text:outline-level="3">Monetization</text:h>
      <text:p text:style-name="Text_20_body">DeGym DAO's monetization strategy ensures the platform's financial sustainability and growth. Key revenue streams include:</text:p>
      <text:list xml:id="list581011269" text:style-name="L12">
        <text:list-item>
          <text:p text:style-name="P56"><text:span text:style-name="Strong_20_Emphasis">Transaction Fees</text:span>: Charge a small fee for each gym check-in and voucher purchase, providing a steady revenue stream.</text:p>
        </text:list-item>
        <text:list-item>
          <text:p text:style-name="P56"><text:span text:style-name="Strong_20_Emphasis">Staking Fees</text:span>: Implement a staking fee model where a percentage of the staking rewards is allocated to the platform's development and maintenance.</text:p>
        </text:list-item>
        <text:list-item>
          <text:p text:style-name="P55"><text:span text:style-name="Strong_20_Emphasis">Partnerships and Sponsorships</text:span>: Generate revenue through strategic partnerships and sponsorships with fitness brands and service providers.</text:p>
        </text:list-item>
      </text:list>
      <text:h text:style-name="P29" text:outline-level="2"><text:soft-page-break/>Team and Advisors</text:h>
      <text:h text:style-name="Heading_20_3" text:outline-level="3">Team Members</text:h>
      <text:p text:style-name="Text_20_body">DeGym DAO's success is driven by a diverse team of experts with backgrounds in blockchain technology, fitness, and business development. Key team members include:</text:p>
      <text:list xml:id="list232069634" text:style-name="L13">
        <text:list-item>
          <text:p text:style-name="P58"><text:span text:style-name="Strong_20_Emphasis">John Doe</text:span>: Founder and CEO. With over 10 years of experience in the fitness industry and a strong background in blockchain technology, John leads the vision and strategic direction of DeGym DAO.</text:p>
        </text:list-item>
        <text:list-item>
          <text:p text:style-name="P58"><text:span text:style-name="Strong_20_Emphasis">Jane Smith</text:span>: CTO. An expert in decentralized technologies and smart contracts, Jane oversees the development and implementation of DeGym's technical infrastructure.</text:p>
        </text:list-item>
        <text:list-item>
          <text:p text:style-name="P58"><text:span text:style-name="Strong_20_Emphasis">Emily Johnson</text:span>: CMO. Emily brings extensive experience in marketing and community building, driving DeGym's go-to-market strategy and user engagement.</text:p>
        </text:list-item>
        <text:list-item>
          <text:p text:style-name="P57"><text:span text:style-name="Strong_20_Emphasis">Michael Brown</text:span>: Lead Developer. Michael is responsible for the platform's architecture, ensuring a seamless and secure user experience.</text:p>
        </text:list-item>
      </text:list>
      <text:h text:style-name="P29" text:outline-level="2">Legal Considerations</text:h>
      <text:h text:style-name="Heading_20_3" text:outline-level="3">Regulatory Compliance</text:h>
      <text:p text:style-name="Text_20_body">DeGym DAO is committed to complying with all relevant legal and regulatory requirements to ensure the platform's legitimacy and security. Key considerations include:</text:p>
      <text:list xml:id="list704344425" text:style-name="L14">
        <text:list-item>
          <text:p text:style-name="P60"><text:span text:style-name="Strong_20_Emphasis">Securities Laws</text:span>: Ensuring that the $DGYM token is compliant with securities regulations to avoid legal issues and protect investors.</text:p>
        </text:list-item>
        <text:list-item>
          <text:p text:style-name="P60"><text:span text:style-name="Strong_20_Emphasis">Data Protection</text:span>: Implementing robust data protection measures to safeguard user information and comply with data privacy laws such as GDPR.</text:p>
        </text:list-item>
        <text:list-item>
          <text:p text:style-name="P59"><text:span text:style-name="Strong_20_Emphasis">Smart Contract Audits</text:span>: Regularly auditing smart contracts to ensure their security and functionality, preventing vulnerabilities and exploits.</text:p>
        </text:list-item>
      </text:list>
      <text:h text:style-name="P11" text:outline-level="3">Risk Factors</text:h>
      <text:p text:style-name="Text_20_body">Investing in and participating in DeGym DAO comes with inherent risks. Key risk factors include:</text:p>
      <text:list xml:id="list2559411281" text:style-name="L15">
        <text:list-item>
          <text:p text:style-name="P62"><text:span text:style-name="Strong_20_Emphasis">Market Volatility</text:span>: The value of $DGYM tokens may fluctuate due to market conditions, affecting the potential returns for stakers and investors.</text:p>
        </text:list-item>
        <text:list-item>
          <text:p text:style-name="P62"><text:span text:style-name="Strong_20_Emphasis">Regulatory Changes</text:span>: Changes in regulations could impact the platform's operations and the legality of certain activities, such as token trading and staking.</text:p>
        </text:list-item>
        <text:list-item>
          <text:p text:style-name="P62"><text:span text:style-name="Strong_20_Emphasis">Technological Risks</text:span>: Potential vulnerabilities in smart contracts and blockchain technology could lead to security breaches or operational failures.</text:p>
        </text:list-item>
        <text:list-item>
          <text:p text:style-name="P61"><text:span text:style-name="Strong_20_Emphasis">Adoption Risks</text:span>: The platform's success depends on the adoption by gym providers and consumers. Slow adoption could hinder growth and revenue.</text:p>
        </text:list-item>
      </text:list>
      <text:h text:style-name="P29" text:outline-level="2">Technical Details</text:h>
      <text:h text:style-name="Heading_20_3" text:outline-level="3">Technical Architecture</text:h>
      <text:p text:style-name="Text_20_body">DeGym DAO's technical architecture is designed to ensure scalability, security, and efficiency. Key components include:</text:p>
      <text:list xml:id="list2926760539" text:style-name="L16">
        <text:list-item>
          <text:p text:style-name="P64"><text:soft-page-break/><text:span text:style-name="Strong_20_Emphasis">Blockchain Layer</text:span>: Utilizing a secure and scalable blockchain (e.g., Ethereum or a Layer 2 solution) to handle transactions and smart contracts.</text:p>
        </text:list-item>
        <text:list-item>
          <text:p text:style-name="P64"><text:span text:style-name="Strong_20_Emphasis">Smart Contracts</text:span>: Implementing robust smart contracts for voucher issuance, staking, and governance, ensuring transparency and trust.</text:p>
        </text:list-item>
        <text:list-item>
          <text:p text:style-name="P63"><text:span text:style-name="Strong_20_Emphasis">Decentralized Storage</text:span>: Using decentralized storage solutions (e.g., IPFS) to store voucher data and other relevant information securely.</text:p>
        </text:list-item>
      </text:list>
      <text:h text:style-name="Heading_20_3" text:outline-level="3">Security Measures</text:h>
      <text:p text:style-name="Text_20_body">Security is a top priority for DeGym DAO. Key security measures include:</text:p>
      <text:list xml:id="list4013271966" text:style-name="L17">
        <text:list-item>
          <text:p text:style-name="P65"><text:span text:style-name="Strong_20_Emphasis">Oracle Integration</text:span>: Use of oracles to provide real-time price data and trigger smart contracts for rewarding stakers every midnight in each timezone.</text:p>
        </text:list-item>
        <text:list-item text:style-override="L22">
          <text:p text:style-name="P71"><text:span text:style-name="Strong_20_Emphasis">Smart Contract Audits</text:span>: Regular audits of smart contracts to ensure security and reliability.</text:p>
        </text:list-item>
        <text:list-item text:style-override="L23">
          <text:p text:style-name="P72"><text:span text:style-name="Strong_20_Emphasis">Data Protection</text:span>: Robust encryption and privacy measures to protect user data.</text:p>
        </text:list-item>
      </text:list>
      <text:h text:style-name="P13" text:outline-level="3">Diagrams</text:h>
      <text:h text:style-name="P14" text:outline-level="4">Technical Architecture</text:h>
      <text:p text:style-name="P15">Check-in Process</text:p>
      <text:p text:style-name="P15">Token Distribution</text:p>
      <text:h text:style-name="Heading_20_2" text:outline-level="2">Conclusion</text:h>
      <text:h text:style-name="Heading_20_3" text:outline-level="3">Summary of Key Points</text:h>
      <text:p text:style-name="Text_20_body">DeGym DAO is poised to revolutionize the fitness industry by leveraging decentralized technology to create a transparent, user-centric gym access ecosystem. Key points include:</text:p>
      <text:list xml:id="list3098919499" text:style-name="L18">
        <text:list-item>
          <text:p text:style-name="P67"><text:span text:style-name="Strong_20_Emphasis">Flexible Gym Access</text:span>: NFT-based vouchers provide seamless access to a global network of gyms.</text:p>
        </text:list-item>
        <text:list-item>
          <text:p text:style-name="P67"><text:span text:style-name="Strong_20_Emphasis">Incentivized Engagement</text:span>: Users, gym providers, and stakers are rewarded for their participation.</text:p>
        </text:list-item>
        <text:list-item>
          <text:p text:style-name="P67"><text:span text:style-name="Strong_20_Emphasis">Decentralized Governance</text:span>: $DGYM token holders influence the platform's future through voting.</text:p>
        </text:list-item>
        <text:list-item>
          <text:p text:style-name="P66"><text:span text:style-name="Strong_20_Emphasis">Robust Security</text:span>: Comprehensive security measures ensure the safety and trustworthiness of the platform.</text:p>
        </text:list-item>
        <text:list-item>
          <text:p text:style-name="P66"><text:span text:style-name="Strong_20_Emphasis">Oracle Integration</text:span>: Real-time price data and smart contract triggers for rewarding stakers.</text:p>
        </text:list-item>
      </text:list>
      <text:h text:style-name="Heading_20_3" text:outline-level="3">Call to Action</text:h>
      <text:p text:style-name="Text_20_body">Join the DeGym revolution and be part of the future of fitness. Whether you're a gym consumer, provider, or investor, DeGym DAO offers unparalleled opportunities for engagement, rewards, and growth. Visit our website to learn more, purchase $DGYM tokens, and become an active participant in our decentralized ecosystem.</text:p>
      <text:h text:style-name="Heading_20_2" text:outline-level="2"><text:soft-page-break/>Appendices and References</text:h>
      <text:h text:style-name="Heading_20_3" text:outline-level="3">Glossary</text:h>
      <text:list xml:id="list945004307" text:style-name="L19">
        <text:list-item>
          <text:p text:style-name="P69"><text:span text:style-name="Strong_20_Emphasis">DLT</text:span>: Distributed Ledger Technology, a decentralized database managed by multiple participants.</text:p>
        </text:list-item>
        <text:list-item text:style-override="L25">
          <text:p text:style-name="P73"><text:span text:style-name="Strong_20_Emphasis">NFT</text:span>: Non-Fungible Token, a unique digital asset representing ownership or access rights.</text:p>
        </text:list-item>
        <text:list-item text:style-override="L26">
          <text:p text:style-name="P74"><text:span text:style-name="Strong_20_Emphasis">DAO</text:span>: Decentralized Autonomous Organization, an organization governed by smart contracts and token holders.</text:p>
        </text:list-item>
        <text:list-item text:style-override="L27">
          <text:p text:style-name="P75"><text:span text:style-name="Strong_20_Emphasis">Smart Contract</text:span>: A self-executing contract with the terms directly written into code.</text:p>
        </text:list-item>
        <text:list-item text:style-override="L28">
          <text:p text:style-name="P76"><text:span text:style-name="Strong_20_Emphasis">$DGYM</text:span>: The native utility token of the DeGym platform, used for transactions, staking, and governance.</text:p>
        </text:list-item>
        <text:list-item text:style-override="L29">
          <text:p text:style-name="P77"><text:span text:style-name="Strong_20_Emphasis">Staking</text:span>: The process of locking up tokens to support the network's operations, earning rewards in return.</text:p>
        </text:list-item>
        <text:list-item text:style-override="L30">
          <text:p text:style-name="P78"><text:span text:style-name="Strong_20_Emphasis">Oracle</text:span>: A system that fetches real-world data and feeds it into the blockchain for use in smart contracts.</text:p>
        </text:list-item>
      </text:list>
      <text:h text:style-name="Heading_20_3" text:outline-level="3">References</text:h>
      <text:list xml:id="list3862813533" text:style-name="L20">
        <text:list-item>
          <text:p text:style-name="P70">Ethereum Blockchain</text:p>
        </text:list-item>
        <text:list-item text:style-override="L32">
          <text:p text:style-name="P79"><text:a xlink:type="simple" xlink:href="https://ipfs.io/" office:target-frame-name="_new" xlink:show="replace" text:style-name="Internet_20_link" text:visited-style-name="Visited_20_Internet_20_Link">IPFS - InterPlanetary File System</text:a></text:p>
        </text:list-item>
        <text:list-item text:style-override="L33">
          <text:p text:style-name="P80"><text:a xlink:type="simple" xlink:href="https://github.com/DeGymDAO" office:target-frame-name="_new" xlink:show="replace" text:style-name="Internet_20_link" text:visited-style-name="Visited_20_Internet_20_Link">DeGym DAO GitHub Repository</text:a></text:p>
        </text:list-item>
        <text:list-item text:style-override="L34">
          <text:p text:style-name="P81">Mermaid.js Diagrams</text:p>
        </text:list-item>
        <text:list-item text:style-override="L35">
          <text:p text:style-name="P82"><text:a xlink:type="simple" xlink:href="https://degym.org/" office:target-frame-name="_new" xlink:show="replace" text:style-name="Internet_20_link" text:visited-style-name="Visited_20_Internet_20_Link">DeGym Website</text:a></text:p>
        </text:list-item>
        <text:list-item text:style-override="L36">
          <text:p text:style-name="P83"><text:a xlink:type="simple" xlink:href="https://metamask.io/" office:target-frame-name="_new" xlink:show="replace" text:style-name="Internet_20_link" text:visited-style-name="Visited_20_Internet_20_Link">MetaMask</text:a></text:p>
        </text:list-item>
      </text:list>
      <text:h text:style-name="P11" text:outline-level="3"/>
      <text:p text:style-name="P12"/>
      <text:p text:style-name="P18">The <text:span text:style-name="T9">D</text:span>egym <text:span text:style-name="T9">DAO</text:span> is a fully decentralized community focused on securely providing gym access through NFT-based vouchers <text:span text:style-name="T9">and </text:span>DLT enhaced with smart contracts. Consumers can purchase NFTs vouchers for access, Providers (gyms, studios, or well-being services) can provide <text:span text:style-name="T9">their</text:span> services in order to boost their revenue <text:span text:style-name="T9">and visibility</text:span>.</text:p>
      <text:p text:style-name="P18"/>
      <text:p text:style-name="P18">The <text:span text:style-name="T9">DAO</text:span> mechanism wo<text:span text:style-name="T9">rk</text:span>s by using simple crypto-economic incentives to provide gyms thorugh staking and dispute mechanisms, while the community is bound by a token which utilizes anonymous governance system and monetary incentives to reward gym providers and development of the network. </text:p>
      <text:p text:style-name="P18"/>
      <text:p text:style-name="P18">DeGym DAO envisions a future where the boundaries of physical and financial access to fitness are eliminated, making health and wellness more accessible and aligned with modern digital lifestyles.</text:p>
      <text:p text:style-name="P18"/>
      <text:h text:style-name="P25" text:outline-level="1">The DAO</text:h>
      <text:p text:style-name="P1">The DeGym is is a DAO that provides feasible access </text:p>
      <text:p text:style-name="P4"><text:span text:style-name="T6">Vouchers can be used across a wide network of gyms without the need for multiple </text:span><text:span text:style-name="T7">vouchers. </text:span><text:span text:style-name="T8">Users</text:span> can upgrade or downgrade their Vouchers to adjust their access level as their needs change. These <text:soft-page-break/>Vouchers can potentially be traded on various NFT marketplaces, providing liquidity and flexibility to gym memberships.</text:p>
      <text:h text:style-name="P30" text:outline-level="2">NFT Voucher</text:h>
      <text:p text:style-name="P8">In DeGym DAO, Vouchers serve as digital certificates that represent membership in various gyms within the network. These Vouchers are unique, secure, and <text:span text:style-name="T5">DLT</text:span>-based, ensuring that each membership can be easily verified and cannot be duplicated. Through these Vouchers, DeGym DAO revolutionizes how individuals access and utilize gym facilities, making fitness more accessible and adapted to digital and mobile lifestyles.</text:p>
      <text:p text:style-name="P6">1. Tiers.</text:p>
      <text:p text:style-name="P7">2. Duration.</text:p>
      <text:p text:style-name="P8"/>
      <text:p text:style-name="P5"/>
      <text:h text:style-name="P31" text:outline-level="2">Check-in Process</text:h>
      <text:h text:style-name="P31" text:outline-level="2">Registering your Gym</text:h>
      <text:p text:style-name="P20"/>
      <text:p text:style-name="P17"/>
      <text:h text:style-name="P26" text:outline-level="1">G<text:span text:style-name="T3">overnance</text:span></text:h>
      <text:p text:style-name="P9"><text:span text:style-name="T4">DeGym</text:span> governance is used to settle disputes. The <text:span text:style-name="T4">DeGym</text:span> governance system aims to balance the voting power amongst various members of the community, specifically: holders, <text:span text:style-name="T4">gym providers</text:span>, users and the team. <text:span text:style-name="T4">DGYM</text:span> stakeholders all want <text:span text:style-name="T4">DeGym</text:span> to continue to grow, but the approach and needs of each group can be different. Each of these stakeholders’ categories are weighted equally. However, users and <text:span text:style-name="T4">gyms</text:span> can increase their voting share within their <text:span text:style-name="T4">Consumer</text:span> and <text:span text:style-name="T4">Provider</text:span> category, based on their system participation.</text:p>
      <text:p text:style-name="P9">For <text:span text:style-name="T4">DeGym</text:span>, there are four groups of stakeholders identified in the <text:span text:style-name="T4">DeGym</text:span> system:</text:p>
      <text:p text:style-name="P9">● <text:span text:style-name="T4">DGYM</text:span> holders</text:p>
      <text:p text:style-name="P9">● <text:span text:style-name="T4">Gym Providers</text:span></text:p>
      <text:p text:style-name="P9">● <text:span text:style-name="T4">Gym Consumers</text:span></text:p>
      <text:p text:style-name="P9">● Team</text:p>
      <text:p text:style-name="P9">Within the <text:span text:style-name="T4">DGYM</text:span> holder category, holder weights are measured as the balance of <text:span text:style-name="T4">DGYM</text:span> on the chain where the vote is taking place. For reporters, each submitted data point affords them additional non-transferable voting power weighted at 1<text:span text:style-name="T4">DGYM</text:span> per successful submission. However, reporters must be actively bonded to be able to vote with their allocated non-transferable voting power. Users are weighted by the number of tips they have paid into the system. The Team’s multi-sig wallet acts as a tie breaker and helps protect the integrity of the system in the early days but can and should be forked out as the network matures (when there are sufficient <text:span text:style-name="T4">gym providers</text:span>, users and holders to provide checks and balances among themselves).</text:p>
      <text:p text:style-name="P9"><text:soft-page-break/>It is important to note that <text:span text:style-name="T4">DeGym </text:span>can be deployed on multiple chains. Although the main <text:span text:style-name="T4">DeGym</text:span> token is staying on the <text:span text:style-name="T4">Taraxa </text:span>network, users or the <text:span text:style-name="T4">DeGym</text:span> team can launch <text:span text:style-name="T4">DeGym</text:span> on any-chain.</text:p>
      <text:h text:style-name="P25" text:outline-level="1">Monetary Policy</text:h>
      <text:p text:style-name="P2"><text:span text:style-name="T4">DeGym</text:span> utilizes a fixed minting policy to incentivize <text:span text:style-name="T4">gym providers</text:span> through time-based rewards and protocol improvements and maintenance. This can only be changed through a fork.</text:p>
      <text:h text:style-name="P26" text:outline-level="1">Security</text:h>
      <text:h text:style-name="P26" text:outline-level="1">C<text:span text:style-name="T3">ontact</text:span></text:h>
      <text:p text:style-name="P9">If you are interested in <text:span text:style-name="T3">joining</text:span> <text:span text:style-name="T3">DeGym</text:span>, please reach out to us at info@<text:span text:style-name="T3">degym</text:span>.io.</text:p>
      <text:p text:style-name="P17"/>
      <text:p text:style-name="P17"/>
      <text:p text:style-name="P17"/>
      <text:p text:style-name="P17"/>
      <text:p text:style-name="P5"><text:span text:style-name="T1">Abstract</text:span>. Blockchain technologies are driving the inter-</text:p>
      <text:p text:style-name="P5">net infrastructures into a transformation from Web 2.0 to</text:p>
      <text:p text:style-name="P5">Web 3.0. This remodels the internet foundations from a</text:p>
      <text:p text:style-name="P5">centralized approach, where data is hosted by a single ac-</text:p>
      <text:p text:style-name="P5">tor, to a decentralized one in which data is distributed</text:p>
      <text:p text:style-name="P5">among peers in a network. Thanks to blockchain technolo-</text:p>
      <text:p text:style-name="P5">gies, the evolution from centralized to decentralized ap-</text:p>
      <text:p text:style-name="P5">plications (dApps) eliminate single points of failure, data</text:p>
      <text:p text:style-name="P5">censorship and data tampering.</text:p>
      <text:p text:style-name="P5"/>
      <text:p text:style-name="P5"/>
      <text:p text:style-name="P5"/>
      <text:p text:style-name="P3">Ref https://tellor.io/whitepap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1T22:31:24.011978152</meta:creation-date>
    <dc:date>2024-07-10T03:05:15.229262681</dc:date>
    <meta:editing-duration>PT3H43M40S</meta:editing-duration>
    <meta:editing-cycles>11</meta:editing-cycles>
    <meta:generator>LibreOffice/7.3.7.2$Linux_X86_64 LibreOffice_project/30$Build-2</meta:generator>
    <meta:document-statistic meta:table-count="0" meta:image-count="0" meta:object-count="0" meta:page-count="10" meta:paragraph-count="199" meta:word-count="2982" meta:character-count="20404" meta:non-whitespace-character-count="17706"/>
  </office:meta>
</office:document-meta>
</file>